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o1" style:family="table-column">
      <style:table-column-properties fo:break-before="auto" style:column-width="2.72520833333333cm" style:use-optimal-column-width="true"/>
    </style:style>
    <style:style style:name="co2" style:family="table-column">
      <style:table-column-properties fo:break-before="auto" style:column-width="1.56104166666667cm" style:use-optimal-column-width="true"/>
    </style:style>
    <style:style style:name="co3" style:family="table-column">
      <style:table-column-properties fo:break-before="auto" style:column-width="1.42875cm" style:use-optimal-column-width="true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2.88395833333333cm" style:use-optimal-column-width="true"/>
    </style:style>
    <style:style style:name="co6" style:family="table-column">
      <style:table-column-properties fo:break-before="auto" style:column-width="2.91041666666667cm" style:use-optimal-column-width="true"/>
    </style:style>
    <style:style style:name="co7" style:family="table-column">
      <style:table-column-properties fo:break-before="auto" style:column-width="2.69875cm" style:use-optimal-column-width="true"/>
    </style:style>
    <style:style style:name="co8" style:family="table-column">
      <style:table-column-properties fo:break-before="auto" style:column-width="2.35479166666667cm" style:use-optimal-column-width="true"/>
    </style:style>
    <style:style style:name="co9" style:family="table-column">
      <style:table-column-properties fo:break-before="auto" style:column-width="3.99520833333333cm" style:use-optimal-column-width="true"/>
    </style:style>
    <style:style style:name="co10" style:family="table-column">
      <style:table-column-properties fo:break-before="auto" style:column-width="13.5202083333333cm" style:use-optimal-column-width="true"/>
    </style:style>
    <style:style style:name="co11" style:family="table-column">
      <style:table-column-properties fo:break-before="auto" style:column-width="4.31270833333333cm" style:use-optimal-column-width="true"/>
    </style:style>
    <style:style style:name="co12" style:family="table-column">
      <style:table-column-properties fo:break-before="auto" style:column-width="7.24958333333333cm" style:use-optimal-column-width="true"/>
    </style:style>
    <style:style style:name="co13" style:family="table-column">
      <style:table-column-properties fo:break-before="auto" style:column-width="8.41375cm" style:use-optimal-column-width="true"/>
    </style:style>
    <style:style style:name="co14" style:family="table-column">
      <style:table-column-properties fo:break-before="auto" style:column-width="17.6741666666667cm" style:use-optimal-column-width="true"/>
    </style:style>
    <style:style style:name="co15" style:family="table-column">
      <style:table-column-properties fo:break-before="auto" style:column-width="6.61458333333333cm" style:use-optimal-column-width="true"/>
    </style:style>
    <style:style style:name="co16" style:family="table-column">
      <style:table-column-properties fo:break-before="auto" style:column-width="1.05833333333333cm" style:use-optimal-column-width="true"/>
    </style:style>
    <style:style style:name="co17" style:family="table-column">
      <style:table-column-properties fo:break-before="auto" style:column-width="1.21708333333333cm" style:use-optimal-column-width="true"/>
    </style:style>
    <style:style style:name="co18" style:family="table-column">
      <style:table-column-properties fo:break-before="auto" style:column-width="1.508125cm" style:use-optimal-column-width="true"/>
    </style:style>
    <style:style style:name="co19" style:family="table-column">
      <style:table-column-properties fo:break-before="auto" style:column-width="1.79916666666667cm" style:use-optimal-column-width="true"/>
    </style:style>
    <style:style style:name="co20" style:family="table-column">
      <style:table-column-properties fo:break-before="auto" style:column-width="3.730625cm" style:use-optimal-column-width="true"/>
    </style:style>
    <style:style style:name="co21" style:family="table-column">
      <style:table-column-properties fo:break-before="auto" style:column-width="2.778125cm" style:use-optimal-column-width="true"/>
    </style:style>
    <style:style style:name="co22" style:family="table-column">
      <style:table-column-properties fo:break-before="auto" style:column-width="4.15395833333333cm" style:use-optimal-column-width="true"/>
    </style:style>
    <style:style style:name="co23" style:family="table-column">
      <style:table-column-properties fo:break-before="auto" style:column-width="9.18104166666667cm" style:use-optimal-column-width="true"/>
    </style:style>
    <style:style style:name="co24" style:family="table-column">
      <style:table-column-properties fo:break-before="auto" style:column-width="10.4775cm" style:use-optimal-column-width="true"/>
    </style:style>
    <style:style style:name="co25" style:family="table-column">
      <style:table-column-properties fo:break-before="auto" style:column-width="8.44020833333333cm" style:use-optimal-column-width="true"/>
    </style:style>
    <style:style style:name="co26" style:family="table-column">
      <style:table-column-properties fo:break-before="auto" style:column-width="7.80520833333333cm" style:use-optimal-column-width="true"/>
    </style:style>
    <style:style style:name="co27" style:family="table-column">
      <style:table-column-properties fo:break-before="auto" style:column-width="4.28625cm" style:use-optimal-column-width="true"/>
    </style:style>
    <style:style style:name="co28" style:family="table-column">
      <style:table-column-properties fo:break-before="auto" style:column-width="4.65666666666667cm" style:use-optimal-column-width="true"/>
    </style:style>
    <style:style style:name="co29" style:family="table-column">
      <style:table-column-properties fo:break-before="auto" style:column-width="6.85270833333333cm" style:use-optimal-column-width="true"/>
    </style:style>
    <style:style style:name="co30" style:family="table-column">
      <style:table-column-properties fo:break-before="auto" style:column-width="17.4889583333333cm" style:use-optimal-column-width="true"/>
    </style:style>
    <style:style style:name="co31" style:family="table-column">
      <style:table-column-properties fo:break-before="auto" style:column-width="8.67833333333333cm" style:use-optimal-column-width="true"/>
    </style:style>
    <style:style style:name="co32" style:family="table-column">
      <style:table-column-properties fo:break-before="auto" style:column-width="1.16416666666667cm" style:use-optimal-column-width="true"/>
    </style:style>
    <style:style style:name="co33" style:family="table-column">
      <style:table-column-properties fo:break-before="auto" style:column-width="1.37583333333333cm" style:use-optimal-column-width="true"/>
    </style:style>
    <style:style style:name="co34" style:family="table-column">
      <style:table-column-properties fo:break-before="auto" style:column-width="6.16479166666667cm" style:use-optimal-column-width="true"/>
    </style:style>
    <style:style style:name="co35" style:family="table-column">
      <style:table-column-properties fo:break-before="auto" style:column-width="4.97416666666667cm" style:use-optimal-column-width="true"/>
    </style:style>
    <style:style style:name="co36" style:family="table-column">
      <style:table-column-properties fo:break-before="auto" style:column-width="1.00541666666667cm" style:use-optimal-column-width="true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37" table:number-columns-repeated="16348" table:default-cell-style-name="ce1"/>
        <table:table-row table:style-name="ro1">
          <table:table-cell office:value-type="string" table:style-name="ce1">
            <text:p>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Thrown</text:p>
          </table:table-cell>
          <table:table-cell office:value-type="string" table:style-name="ce1">
            <text:p>Useable in battle</text:p>
          </table:table-cell>
          <table:table-cell office:value-type="string" table:style-name="ce1">
            <text:p>Useable on field</text:p>
          </table:table-cell>
          <table:table-cell office:value-type="string" table:style-name="ce1">
            <text:p>Equipable actors</text:p>
          </table:table-cell>
          <table:table-cell office:value-type="string" table:style-name="ce1">
            <text:p>Spell learn rate</text:p>
          </table:table-cell>
          <table:table-cell office:value-type="string" table:style-name="ce1">
            <text:p>Spell to learn</text:p>
          </table:table-cell>
          <table:table-cell office:value-type="string" table:style-name="ce1">
            <text:p>Field effects</text:p>
          </table:table-cell>
          <table:table-cell office:value-type="string" table:style-name="ce1">
            <text:p>Status protection</text:p>
          </table:table-cell>
          <table:table-cell office:value-type="string" table:style-name="ce1">
            <text:p>Equip Status</text:p>
          </table:table-cell>
          <table:table-cell office:value-type="string" table:style-name="ce1">
            <text:p>Status effects</text:p>
          </table:table-cell>
          <table:table-cell office:value-type="string" table:style-name="ce1">
            <text:p>Battle effects</text:p>
          </table:table-cell>
          <table:table-cell office:value-type="string" table:style-name="ce1">
            <text:p>Targetting</text:p>
          </table:table-cell>
          <table:table-cell office:value-type="string" table:style-name="ce1">
            <text:p>Elemental property or -50% dmg</text:p>
          </table:table-cell>
          <table:table-cell office:value-type="string" table:style-name="ce1">
            <text:p>Vigor</text:p>
          </table:table-cell>
          <table:table-cell office:value-type="string" table:style-name="ce1">
            <text:p>Speed</text:p>
          </table:table-cell>
          <table:table-cell office:value-type="string" table:style-name="ce1">
            <text:p>Stamina</text:p>
          </table:table-cell>
          <table:table-cell office:value-type="string" table:style-name="ce1">
            <text:p>Mag. Pwr.</text:p>
          </table:table-cell>
          <table:table-cell office:value-type="string" table:style-name="ce1">
            <text:p>Weapon Spell casting</text:p>
          </table:table-cell>
          <table:table-cell office:value-type="string" table:style-name="ce1">
            <text:p>Random casting</text:p>
          </table:table-cell>
          <table:table-cell office:value-type="string" table:style-name="ce1">
            <text:p>Remove from inventory</text:p>
          </table:table-cell>
          <table:table-cell office:value-type="string" table:style-name="ce1">
            <text:p>Weapon flags</text:p>
          </table:table-cell>
          <table:table-cell office:value-type="string" table:style-name="ce1">
            <text:p>Item flags</text:p>
          </table:table-cell>
          <table:table-cell office:value-type="string" table:style-name="ce1">
            <text:p>Weapon:Power/Item:Heal Power/Other:Defense</text:p>
          </table:table-cell>
          <table:table-cell office:value-type="string" table:style-name="ce1">
            <text:p>Weapon:Hit Rate/Armor-Relic:Magic Defense</text:p>
          </table:table-cell>
          <table:table-cell office:value-type="string" table:style-name="ce1">
            <text:p>Elemental Absorb</text:p>
          </table:table-cell>
          <table:table-cell office:value-type="string" table:style-name="ce1">
            <text:p>Elemental Nullify</text:p>
          </table:table-cell>
          <table:table-cell office:value-type="string" table:style-name="ce1">
            <text:p>Elemental Weak</text:p>
          </table:table-cell>
          <table:table-cell office:value-type="string" table:style-name="ce1">
            <text:p>Item:Cure</text:p>
          </table:table-cell>
          <table:table-cell office:value-type="string" table:style-name="ce1">
            <text:p>Equip Status</text:p>
          </table:table-cell>
          <table:table-cell office:value-type="string" table:style-name="ce1">
            <text:p>Evade</text:p>
          </table:table-cell>
          <table:table-cell office:value-type="string" table:style-name="ce1">
            <text:p>MBlock</text:p>
          </table:table-cell>
          <table:table-cell office:value-type="string" table:style-name="ce1">
            <text:p>Special Attack</text:p>
          </table:table-cell>
          <table:table-cell office:value-type="string" table:style-name="ce1">
            <text:p>Special Item</text:p>
          </table:table-cell>
          <table:table-cell office:value-type="string" table:style-name="ce1">
            <text:p>Price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irk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7d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26" table:style-name="ce1">
            <text:p>26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0" table:style-name="ce1">
            <text:p>1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Knif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7d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30" table:style-name="ce1">
            <text:p>30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44" table:style-name="ce1">
            <text:p>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uardia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59" table:style-name="ce1">
            <text:p>59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lixir/Megalixir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ir Lancet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2" table:style-name="ce2">
            <text:p>91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Wi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76" table:style-name="ce1">
            <text:p>76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2" table:style-name="ce1">
            <text:p>18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hiefKnif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00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88" table:style-name="ce1">
            <text:p>88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al Item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ssassi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00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06" table:style-name="ce1">
            <text:p>106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l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an Eat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3d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46" table:style-name="ce1">
            <text:p>146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use 2x damage to humans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wordBreak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18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64" table:style-name="ce1">
            <text:p>164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lixir/Megalixir</text:p>
          </table:table-cell>
          <table:table-cell office:value-type="float" office:value="128" table:style-name="ce1">
            <text:p>12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raedus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7d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ear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204" table:style-name="ce1">
            <text:p>204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lixir/Megalixir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ValiantKnif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45" table:style-name="ce1">
            <text:p>145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tack increases as HP decrease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Blad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38" table:style-name="ce1">
            <text:p>38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94" table:style-name="ce1">
            <text:p>19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galCutlass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54" table:style-name="ce1">
            <text:p>5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une Edg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55" table:style-name="ce1">
            <text:p>55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tack with MP</text:p>
          </table:table-cell>
          <table:table-cell table:style-name="ce1"/>
          <table:table-cell office:value-type="float" office:value="76" table:style-name="ce1">
            <text:p>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lame Sabr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08" table:style-name="ce1">
            <text:p>108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lizzar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I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08" table:style-name="ce1">
            <text:p>108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hunderBlad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08" table:style-name="ce1">
            <text:p>108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pe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98" table:style-name="ce1">
            <text:p>98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reak Blad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17" table:style-name="ce1">
            <text:p>117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4" table:style-name="ce1">
            <text:p>22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rain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21" table:style-name="ce1">
            <text:p>12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rain H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nhanc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35" table:style-name="ce1">
            <text:p>135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all chars from battl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rystal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67" table:style-name="ce1">
            <text:p>167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2" table:style-name="ce1">
            <text:p>15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alchio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76" table:style-name="ce1">
            <text:p>176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all chars from battle</text:p>
          </table:table-cell>
          <table:table-cell office:value-type="float" office:value="104" table:style-name="ce1">
            <text:p>10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oul Sabr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25" table:style-name="ce1">
            <text:p>125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rain M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Ogre Nix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1" table:style-name="ce2">
            <text:p>80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82" table:style-name="ce1">
            <text:p>182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P to inflict mortal blow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xcalibu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earl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217" table:style-name="ce1">
            <text:p>217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all chars from battl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cimita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5" table:style-name="ce2">
            <text:p>8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208" table:style-name="ce1">
            <text:p>208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l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llumina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Same damage from back row, 2-Hand, Runic</text:p>
          </table:table-cell>
          <table:table-cell office:value-type="string" table:style-name="ce1">
            <text:p>Damage on Undead, Remove Status, Causes damage, Max out</text:p>
          </table:table-cell>
          <table:table-cell office:value-type="float" office:value="255" table:style-name="ce1">
            <text:p>255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Attack with M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agnarok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53" table:style-name="ce2">
            <text:p>80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f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255" table:style-name="ce1">
            <text:p>255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ttack with M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tma Weapo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53" table:style-name="ce2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55" table:style-name="ce1">
            <text:p>255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tack increases as HP increases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Pik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70" table:style-name="ce1">
            <text:p>70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rident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Wat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93" table:style-name="ce1">
            <text:p>93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4" table:style-name="ce1">
            <text:p>1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tout Spea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12" table:style-name="ce1">
            <text:p>112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artisa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50" table:style-name="ce1">
            <text:p>150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earl Lanc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ear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94" table:style-name="ce1">
            <text:p>194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old Lanc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39" table:style-name="ce1">
            <text:p>139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4" table:style-name="ce1">
            <text:p>22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ura Lanc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10" table:style-name="ce2">
            <text:p>84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227" table:style-name="ce1">
            <text:p>227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mp Halber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d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253" table:style-name="ce1">
            <text:p>253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mperial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82" table:style-name="ce1">
            <text:p>82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Kodachi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93" table:style-name="ce1">
            <text:p>93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76" table:style-name="ce1">
            <text:p>1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lossom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Wi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12" table:style-name="ce1">
            <text:p>112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28" table:style-name="ce1">
            <text:p>12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ardene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21" table:style-name="ce1">
            <text:p>121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trik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90" table:style-name="ce1">
            <text:p>190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l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tunn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8" table:style-name="ce2">
            <text:p>8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220" table:style-name="ce1">
            <text:p>220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shura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57" table:style-name="ce1">
            <text:p>57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Kotetsu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66" table:style-name="ce1">
            <text:p>66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orge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81" table:style-name="ce1">
            <text:p>8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76" table:style-name="ce1">
            <text:p>1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empest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Win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01" table:style-name="ce1">
            <text:p>10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ind attack</text:p>
          </table:table-cell>
          <table:table-cell table:style-name="ce1"/>
          <table:table-cell office:value-type="float" office:value="64" table:style-name="ce1">
            <text:p>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urasam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10" table:style-name="ce1">
            <text:p>110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all chars from battle</text:p>
          </table:table-cell>
          <table:table-cell office:value-type="float" office:value="40" table:style-name="ce1">
            <text:p>4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ura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62" table:style-name="ce1">
            <text:p>162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trato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199" table:style-name="ce1">
            <text:p>199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ky Rend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4" table:style-name="ce2">
            <text:p>80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2-Hand, Runic</text:p>
          </table:table-cell>
          <table:table-cell office:value-type="string" table:style-name="ce1">
            <text:p>Damage on Undead, Causes damage, Max out</text:p>
          </table:table-cell>
          <table:table-cell office:value-type="float" office:value="215" table:style-name="ce1">
            <text:p>215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all chars from battl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eal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200" table:style-name="ce1">
            <text:p>200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cover H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60" table:style-name="ce1">
            <text:p>60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ire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All allies or enemies, Multiple possible, Enemy by default</text:p>
          </table:table-cell>
          <table:table-cell office:value-type="string" table:style-name="ce1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79" table:style-name="ce1">
            <text:p>79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ce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All allies or enemies, Multiple possible, Enemy by default</text:p>
          </table:table-cell>
          <table:table-cell office:value-type="string" table:style-name="ce1">
            <text:p>I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79" table:style-name="ce1">
            <text:p>79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hunder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All allies or enemies, Multiple possible, Enemy by default</text:p>
          </table:table-cell>
          <table:table-cell office:value-type="string" table:style-name="ce1">
            <text:p>Lightning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79" table:style-name="ce1">
            <text:p>79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oison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ois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86" table:style-name="ce1">
            <text:p>86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0" table:style-name="ce1">
            <text:p>22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earl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ear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24" table:style-name="ce1">
            <text:p>124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4" table:style-name="ce1">
            <text:p>22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ravity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20" table:style-name="ce1">
            <text:p>120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unish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11" table:style-name="ce1">
            <text:p>11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ttack with MP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agus Rod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, Runic</text:p>
          </table:table-cell>
          <table:table-cell office:value-type="string" table:style-name="ce1">
            <text:p>Causes damage, Max out</text:p>
          </table:table-cell>
          <table:table-cell office:value-type="float" office:value="168" table:style-name="ce1">
            <text:p>168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hocobo Brsh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100" table:style-name="ce2">
            <text:p>8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60" table:style-name="ce1">
            <text:p>60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aVinci Brsh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100" table:style-name="ce2">
            <text:p>8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00" table:style-name="ce1">
            <text:p>100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agical Brsh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100" table:style-name="ce2">
            <text:p>8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30" table:style-name="ce1">
            <text:p>130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ainbow Brsh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100" table:style-name="ce2">
            <text:p>8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46" table:style-name="ce1">
            <text:p>146</text:p>
          </table:table-cell>
          <table:table-cell office:value-type="float" office:value="135" table:style-name="ce1">
            <text:p>135</text:p>
          </table:table-cell>
          <table:table-cell table:number-columns-repeated="3" table:style-name="ce1"/>
          <table:table-cell office:value-type="string" table:style-name="ce1">
            <text:p>Dark, Zombie, Poison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hurike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86" table:style-name="ce1">
            <text:p>86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0" table:style-name="ce1">
            <text:p>3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Ninja Sta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32" table:style-name="ce1">
            <text:p>132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ack Sta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90" table:style-name="ce1">
            <text:p>190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lail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1c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, 2-Hand</text:p>
          </table:table-cell>
          <table:table-cell office:value-type="string" table:style-name="ce1">
            <text:p>Remove Status, Causes damage</text:p>
          </table:table-cell>
          <table:table-cell office:value-type="float" office:value="86" table:style-name="ce1">
            <text:p>86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8" table:style-name="ce1">
            <text:p>20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ull Moo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95" table:style-name="ce1">
            <text:p>95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96" table:style-name="ce1">
            <text:p>19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orning Sta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1c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, 2-Hand</text:p>
          </table:table-cell>
          <table:table-cell office:value-type="string" table:style-name="ce1">
            <text:p>Remove Status, Causes damage</text:p>
          </table:table-cell>
          <table:table-cell office:value-type="float" office:value="109" table:style-name="ce1">
            <text:p>109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oomerang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02" table:style-name="ce1">
            <text:p>102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48" table:style-name="ce1">
            <text:p>14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ising Sun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17" table:style-name="ce1">
            <text:p>117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awk Ey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11" table:style-name="ce1">
            <text:p>111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2" table:style-name="ce1">
            <text:p>11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one Club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2000" table:style-name="ce2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51" table:style-name="ce1">
            <text:p>151</text:p>
          </table:table-cell>
          <table:table-cell office:value-type="float" office:value="150" table:style-name="ce1">
            <text:p>150</text:p>
          </table:table-cell>
          <table:table-cell table:number-columns-repeated="3" table:style-name="ce1"/>
          <table:table-cell office:value-type="string" table:style-name="ce1">
            <text:p>Zombie, Poison, Vanish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nip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72" table:style-name="ce1">
            <text:p>172</text:p>
          </table:table-cell>
          <table:table-cell office:value-type="float" office:value="180" table:style-name="ce1">
            <text:p>180</text:p>
          </table:table-cell>
          <table:table-cell table:number-columns-repeated="3" table:style-name="ce1"/>
          <table:table-cell office:value-type="string" table:style-name="ce1">
            <text:p>Poison, Vanish, Imp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2" table:style-name="ce1">
            <text:p>15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Wing Edg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02" table:style-name="ce2">
            <text:p>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98" table:style-name="ce1">
            <text:p>198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ll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ards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04" table:style-name="ce1">
            <text:p>104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arts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15" table:style-name="ce1">
            <text:p>115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oom Darts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87" table:style-name="ce1">
            <text:p>187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rump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33" table:style-name="ce1">
            <text:p>133</text:p>
          </table:table-cell>
          <table:table-cell office:value-type="float" office:value="230" table:style-name="ce1">
            <text:p>230</text:p>
          </table:table-cell>
          <table:table-cell table:number-columns-repeated="3" table:style-name="ce1"/>
          <table:table-cell office:value-type="string" table:style-name="ce1">
            <text:p>Zombie, Poison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Kill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ic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Zombi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ce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ixed Dic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00" table:style-name="ce2">
            <text:p>8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office:value-type="string" table:style-name="ce1">
            <text:p>Dark, Zombi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Dic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etalKnuckl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Claw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Kaiser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earl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oison Claw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oiso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96" table:style-name="ce1">
            <text:p>19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ire Knuckle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22" table:style-name="ce1">
            <text:p>122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ragon Claw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office:value-type="string" table:style-name="ce1">
            <text:p>Pearl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88" table:style-name="ce1">
            <text:p>188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iger Fangs</text:p>
          </table:table-cell>
          <table:table-cell office:value-type="string" table:style-name="ce1">
            <text:p>Weapo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20" table:style-name="ce2">
            <text:p>8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y by default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15" table:style-name="ce1">
            <text:p>215</text:p>
          </table:table-cell>
          <table:table-cell office:value-type="float" office:value="200" table:style-name="ce1">
            <text:p>200</text:p>
          </table:table-cell>
          <table:table-cell table:number-columns-repeated="3" table:style-name="ce1"/>
          <table:table-cell office:value-type="string" table:style-name="ce1">
            <text:p>Magitek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uckler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Zombie, Magite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eavy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7" table:style-name="ce2">
            <text:p>8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table:number-columns-repeated="3" table:style-name="ce1"/>
          <table:table-cell office:value-type="string" table:style-name="ce1">
            <text:p>Zombie, Poison, Magite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144" table:style-name="ce1">
            <text:p>1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Zombie, Vanis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176" table:style-name="ce1">
            <text:p>1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old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655" table:style-name="ce2">
            <text:p>8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string" table:style-name="ce1">
            <text:p>Dark, Zombie, Poison, Vanis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196" table:style-name="ce1">
            <text:p>19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egis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6" table:style-name="ce1">
            <text:p>46</text:p>
          </table:table-cell>
          <table:table-cell office:value-type="float" office:value="52" table:style-name="ce1">
            <text:p>52</text:p>
          </table:table-cell>
          <table:table-cell table:number-columns-repeated="3" table:style-name="ce1"/>
          <table:table-cell office:value-type="string" table:style-name="ce1">
            <text:p>Poison, Vanish, Imp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iamond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5" table:style-name="ce2">
            <text:p>8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string" table:style-name="ce1">
            <text:p>Dark, Zombie, Magitek, Vanish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172" table:style-name="ce1">
            <text:p>17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lame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5" table:style-name="ce1"/>
          <table:table-cell office:value-type="string" table:style-name="ce1">
            <text:p>Single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float" office:value="41" table:style-name="ce1">
            <text:p>4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Poison, Magitek, Vanish, Condemned, Regen, Float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ce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5" table:style-name="ce1"/>
          <table:table-cell office:value-type="string" table:style-name="ce1">
            <text:p>Single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Wind</text:p>
          </table:table-cell>
          <table:table-cell office:value-type="string" table:style-name="ce1">
            <text:p>Poison, Magitek, Vanish, Kneeling, Dance, Casting Spell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hunder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5" table:style-name="ce1"/>
          <table:table-cell office:value-type="string" table:style-name="ce1">
            <text:p>Single, All allies or enemies, Multiple possible, Enemy by default</text:p>
          </table:table-cell>
          <table:table-cell office:value-type="string" table:style-name="ce1">
            <text:p>Fire, Ic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table:number-columns-repeated="2" table:style-name="ce1"/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Lightning</text:p>
          </table:table-cell>
          <table:table-cell office:value-type="string" table:style-name="ce1">
            <text:p>Wind</text:p>
          </table:table-cell>
          <table:table-cell table:style-name="ce1"/>
          <table:table-cell office:value-type="string" table:style-name="ce1">
            <text:p>Poison, Magitek, Vanish, Blink, Stop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rystal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5" table:style-name="ce2">
            <text:p>8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string" table:style-name="ce1">
            <text:p>Zombie, Imp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enji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">
            <text:p>Zombie, Vanish, Imp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ortoise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dfff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Water</text:p>
          </table:table-cell>
          <table:table-cell table:number-columns-repeated="2" table:style-name="ce1"/>
          <table:table-cell office:value-type="string" table:style-name="ce1">
            <text:p>Zombie, Petrify, Sleep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ursed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-7" table:style-name="ce1">
            <text:p>-7</text:p>
          </table:table-cell>
          <table:table-cell office:value-type="float" office:value="-7" table:style-name="ce1">
            <text:p>-7</text:p>
          </table:table-cell>
          <table:table-cell office:value-type="float" office:value="-7" table:style-name="ce1">
            <text:p>-7</text:p>
          </table:table-cell>
          <table:table-cell office:value-type="float" office:value="-7" table:style-name="ce1">
            <text:p>-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Fire, Ice, Lightning, Poison, Earth, Water</text:p>
          </table:table-cell>
          <table:table-cell office:value-type="string" table:style-name="ce1">
            <text:p>Rage, Frozen, Protection from Death, Morph into Esper, Interceptor, Float</text:p>
          </table:table-cell>
          <table:table-cell office:value-type="string" table:style-name="ce1">
            <text:p>Condemned, Silence, Berserk, Confusion, HP Dra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aladin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9" table:style-name="ce1">
            <text:p>59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Fire, Ice, Lightning, Pearl</text:p>
          </table:table-cell>
          <table:table-cell office:value-type="string" table:style-name="ce1">
            <text:p>Poison, Wind, Earth, Water</text:p>
          </table:table-cell>
          <table:table-cell table:style-name="ce1"/>
          <table:table-cell office:value-type="string" table:style-name="ce1">
            <text:p>Dark, Zombie, Magitek, Vanish, Imp, Condemned, Kneeling, Blink, Confusion, Haste, Stop, Safe, Reflect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orce Shld</text:p>
          </table:table-cell>
          <table:table-cell office:value-type="string" table:style-name="ce1">
            <text:p>Shield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Shell</text:p>
          </table:table-cell>
          <table:table-cell table:number-columns-repeated="3" table:style-name="ce1"/>
          <table:table-cell office:value-type="string" table:style-name="ce1">
            <text:p>Fire, Ice, Lightning, Wind, Earth, Water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70" table:style-name="ce1">
            <text:p>70</text:p>
          </table:table-cell>
          <table:table-cell table:number-columns-repeated="3" table:style-name="ce1"/>
          <table:table-cell office:value-type="string" table:style-name="ce1">
            <text:p>Zombie, Poison, 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Leather Ha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string" table:style-name="ce1">
            <text:p>Dark, Zombie, Pois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50" table:style-name="ce1">
            <text:p>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air Band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string" table:style-name="ce1">
            <text:p>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0" table:style-name="ce1">
            <text:p>1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lumed Ha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9" table:style-name="ce1">
            <text:p>9</text:p>
          </table:table-cell>
          <table:table-cell table:number-columns-repeated="3" table:style-name="ce1"/>
          <table:table-cell office:value-type="string" table:style-name="ce1">
            <text:p>Dark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50" table:style-name="ce1">
            <text:p>2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er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100" table:style-name="ce2">
            <text:p>8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Increase Sketch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string" table:style-name="ce1">
            <text:p>Dark, 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72" table:style-name="ce1">
            <text:p>17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agus Ha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5c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string" table:style-name="ce1">
            <text:p>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andana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963" table:style-name="ce2">
            <text:p>89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Zombie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32" table:style-name="ce1">
            <text:p>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ron Helm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a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table:number-columns-repeated="3" table:style-name="ce1"/>
          <table:table-cell office:value-type="string" table:style-name="ce1">
            <text:p>Poison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oron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100" table:style-name="ce2">
            <text:p>8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Increase Control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string" table:style-name="ce1">
            <text:p>Dark, Zombie, 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ards Ha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MP by 12.5%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string" table:style-name="ce1">
            <text:p>Dark, 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reen Ber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HP by 12.5%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string" table:style-name="ce1">
            <text:p>Dark, Poison, Magitek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ead Band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c2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string" table:style-name="ce1">
            <text:p>Zombie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4" table:style-name="ce1">
            <text:p>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Helm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a5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string" table:style-name="ce1">
            <text:p>Dark, Poison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8" table:style-name="ce1">
            <text:p>20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iara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string" table:style-name="ce1">
            <text:p>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old Helm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455" table:style-name="ce2">
            <text:p>8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15" table:style-name="ce1">
            <text:p>15</text:p>
          </table:table-cell>
          <table:table-cell table:number-columns-repeated="3" table:style-name="ce1"/>
          <table:table-cell office:value-type="string" table:style-name="ce1">
            <text:p>Dark, Zombie, Poison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0" table:style-name="ce1">
            <text:p>16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iger Mask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820" table:style-name="ce2">
            <text:p>88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table:number-columns-repeated="3" table:style-name="ce1"/>
          <table:table-cell office:value-type="string" table:style-name="ce1">
            <text:p>Dark, Poison, Magite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96" table:style-name="ce1">
            <text:p>19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d Cap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HP by 25%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string" table:style-name="ce1">
            <text:p>Dar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ystery Veil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3" table:style-name="ce1"/>
          <table:table-cell office:value-type="string" table:style-name="ce1">
            <text:p>Dark, Magite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24" table:style-name="ce1">
            <text:p>12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ircl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Dark, Zombie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gal Crown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30" table:style-name="ce2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string" table:style-name="ce1">
            <text:p>Dark, Zombie, 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iamond Helm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5" table:style-name="ce2">
            <text:p>8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table:number-columns-repeated="3" table:style-name="ce1"/>
          <table:table-cell office:value-type="string" table:style-name="ce1">
            <text:p>Zombie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4" table:style-name="ce1">
            <text:p>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ark Hood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c2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table:number-columns-repeated="3" table:style-name="ce1"/>
          <table:table-cell office:value-type="string" table:style-name="ce1">
            <text:p>Dar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76" table:style-name="ce1">
            <text:p>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rystal Helm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1" table:style-name="ce2">
            <text:p>8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9" table:style-name="ce1">
            <text:p>29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Dark, Zombie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Oath Veil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table:number-columns-repeated="3" table:style-name="ce1"/>
          <table:table-cell office:value-type="string" table:style-name="ce1">
            <text:p>Dark, Zombie, Poison, Magite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40" table:style-name="ce1">
            <text:p>4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at Hood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GP*2</text:p>
          </table:table-cell>
          <table:table-cell table:style-name="ce1"/>
          <table:table-cell office:value-type="string" table:style-name="ce1">
            <text:p>Fire, Ice, Lightning, Wind, Pearl, Earth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table:number-columns-repeated="3" table:style-name="ce1"/>
          <table:table-cell office:value-type="string" table:style-name="ce1">
            <text:p>Dark, Imp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enji Helm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6" table:style-name="ce1">
            <text:p>36</text:p>
          </table:table-cell>
          <table:table-cell office:value-type="float" office:value="38" table:style-name="ce1">
            <text:p>38</text:p>
          </table:table-cell>
          <table:table-cell table:number-columns-repeated="3" table:style-name="ce1"/>
          <table:table-cell office:value-type="string" table:style-name="ce1">
            <text:p>Zombie, Poison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hornlet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HP Drain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itanium</text:p>
          </table:table-cell>
          <table:table-cell office:value-type="string" table:style-name="ce1">
            <text:p>Hat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dfff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2" table:style-name="ce1">
            <text:p>42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Water</text:p>
          </table:table-cell>
          <table:table-cell table:number-columns-repeated="2" table:style-name="ce1"/>
          <table:table-cell office:value-type="string" table:style-name="ce1">
            <text:p>Zombie, Magitek, Imp, Slee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Leather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d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28" table:style-name="ce1">
            <text:p>28</text:p>
          </table:table-cell>
          <table:table-cell office:value-type="float" office:value="19" table:style-name="ce1">
            <text:p>19</text:p>
          </table:table-cell>
          <table:table-cell table:number-columns-repeated="3" table:style-name="ce1"/>
          <table:table-cell office:value-type="string" table:style-name="ce1">
            <text:p>Dark, Zombie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0" table:style-name="ce1">
            <text:p>1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otton Robe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1" table:style-name="ce2">
            <text:p>9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table:number-columns-repeated="3" table:style-name="ce1"/>
          <table:table-cell office:value-type="string" table:style-name="ce1">
            <text:p>Dark, 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Kung Fu Sui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82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4" table:style-name="ce1">
            <text:p>34</text:p>
          </table:table-cell>
          <table:table-cell office:value-type="float" office:value="23" table:style-name="ce1">
            <text:p>23</text:p>
          </table:table-cell>
          <table:table-cell table:number-columns-repeated="3" table:style-name="ce1"/>
          <table:table-cell office:value-type="string" table:style-name="ce1">
            <text:p>Dark, Zombie, Poison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50" table:style-name="ce1">
            <text:p>2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ron 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7" table:style-name="ce2">
            <text:p>8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0" table:style-name="ce1">
            <text:p>40</text:p>
          </table:table-cell>
          <table:table-cell office:value-type="float" office:value="27" table:style-name="ce1">
            <text:p>27</text:p>
          </table:table-cell>
          <table:table-cell table:number-columns-repeated="3" table:style-name="ce1"/>
          <table:table-cell office:value-type="string" table:style-name="ce1">
            <text:p>Dark, Zombie, Magite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8" table:style-name="ce1">
            <text:p>1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ilk Robe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5c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39" table:style-name="ce1">
            <text:p>39</text:p>
          </table:table-cell>
          <table:table-cell office:value-type="float" office:value="29" table:style-name="ce1">
            <text:p>29</text:p>
          </table:table-cell>
          <table:table-cell table:number-columns-repeated="3" table:style-name="ce1"/>
          <table:table-cell office:value-type="string" table:style-name="ce1">
            <text:p>Dark, Poison, Magite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Ves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5" table:style-name="ce1">
            <text:p>45</text:p>
          </table:table-cell>
          <table:table-cell office:value-type="float" office:value="30" table:style-name="ce1">
            <text:p>30</text:p>
          </table:table-cell>
          <table:table-cell table:number-columns-repeated="3" table:style-name="ce1"/>
          <table:table-cell office:value-type="string" table:style-name="ce1">
            <text:p>Zombie, Poison, Magitek, 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76" table:style-name="ce1">
            <text:p>1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Ninja Gea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a2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76" table:style-name="ce1">
            <text:p>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White Dress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7" table:style-name="ce1">
            <text:p>47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">
            <text:p>Dark, Zombie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2" table:style-name="ce1">
            <text:p>15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 Mail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7" table:style-name="ce2">
            <text:p>8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1" table:style-name="ce1">
            <text:p>51</text:p>
          </table:table-cell>
          <table:table-cell office:value-type="float" office:value="34" table:style-name="ce1">
            <text:p>34</text:p>
          </table:table-cell>
          <table:table-cell table:number-columns-repeated="3" table:style-name="ce1"/>
          <table:table-cell office:value-type="string" table:style-name="ce1">
            <text:p>Zombie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72" table:style-name="ce1">
            <text:p>17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aia Gea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e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3" table:style-name="ce1">
            <text:p>53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Earth</text:p>
          </table:table-cell>
          <table:table-cell table:number-columns-repeated="2" table:style-name="ce1"/>
          <table:table-cell office:value-type="string" table:style-name="ce1">
            <text:p>Dark, Zombie, Magitek, Imp, HP Dra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12" table:style-name="ce1">
            <text:p>11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rage Ves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48" table:style-name="ce1">
            <text:p>48</text:p>
          </table:table-cell>
          <table:table-cell office:value-type="float" office:value="36" table:style-name="ce1">
            <text:p>36</text:p>
          </table:table-cell>
          <table:table-cell table:number-columns-repeated="3" table:style-name="ce1"/>
          <table:table-cell office:value-type="string" table:style-name="ce1">
            <text:p>Poison, Imp</text:p>
          </table:table-cell>
          <table:table-cell office:value-type="string" table:style-name="ce1">
            <text:p>Blink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old 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655" table:style-name="ce2">
            <text:p>8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5" table:style-name="ce1">
            <text:p>55</text:p>
          </table:table-cell>
          <table:table-cell office:value-type="float" office:value="37" table:style-name="ce1">
            <text:p>37</text:p>
          </table:table-cell>
          <table:table-cell table:number-columns-repeated="3" table:style-name="ce1"/>
          <table:table-cell office:value-type="string" table:style-name="ce1">
            <text:p>Dark, Poison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ower Sash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82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2" table:style-name="ce1">
            <text:p>52</text:p>
          </table:table-cell>
          <table:table-cell office:value-type="float" office:value="35" table:style-name="ce1">
            <text:p>35</text:p>
          </table:table-cell>
          <table:table-cell table:number-columns-repeated="3" table:style-name="ce1"/>
          <table:table-cell office:value-type="string" table:style-name="ce1">
            <text:p>Dark, Zombie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Light Robe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0" table:style-name="ce1">
            <text:p>60</text:p>
          </table:table-cell>
          <table:table-cell office:value-type="float" office:value="43" table:style-name="ce1">
            <text:p>43</text:p>
          </table:table-cell>
          <table:table-cell table:number-columns-repeated="3" table:style-name="ce1"/>
          <table:table-cell office:value-type="string" table:style-name="ce1">
            <text:p>Dark, Zombie, Magitek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8" table:style-name="ce1">
            <text:p>24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iamond Ves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e7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5" table:style-name="ce1">
            <text:p>65</text:p>
          </table:table-cell>
          <table:table-cell office:value-type="float" office:value="44" table:style-name="ce1">
            <text:p>44</text:p>
          </table:table-cell>
          <table:table-cell table:number-columns-repeated="3" table:style-name="ce1"/>
          <table:table-cell office:value-type="string" table:style-name="ce1">
            <text:p>Poison, Magitek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4" table:style-name="ce1">
            <text:p>22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d Jacke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030" table:style-name="ce2">
            <text:p>80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Dark, Zombie, Poison, Vanish, Imp, Danc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orce 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7" table:style-name="ce2">
            <text:p>8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Fire, Ice, Lightning, Wind, Earth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9" table:style-name="ce1">
            <text:p>69</text:p>
          </table:table-cell>
          <table:table-cell office:value-type="float" office:value="68" table:style-name="ce1">
            <text:p>68</text:p>
          </table:table-cell>
          <table:table-cell table:number-columns-repeated="3" table:style-name="ce1"/>
          <table:table-cell office:value-type="string" table:style-name="ce1">
            <text:p>Poison, 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iamond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5" table:style-name="ce2">
            <text:p>82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47" table:style-name="ce1">
            <text:p>47</text:p>
          </table:table-cell>
          <table:table-cell table:number-columns-repeated="3" table:style-name="ce1"/>
          <table:table-cell office:value-type="string" table:style-name="ce1">
            <text:p>Dark, Zombie, Poison, Magitek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2" table:style-name="ce1">
            <text:p>15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ark Gea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9a2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float" office:value="46" table:style-name="ce1">
            <text:p>46</text:p>
          </table:table-cell>
          <table:table-cell table:number-columns-repeated="3" table:style-name="ce1"/>
          <table:table-cell office:value-type="string" table:style-name="ce1">
            <text:p>Zombie, Poison, Magitek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ao Robe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9180" table:style-name="ce2">
            <text:p>9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8" table:style-name="ce1">
            <text:p>68</text:p>
          </table:table-cell>
          <table:table-cell office:value-type="float" office:value="50" table:style-name="ce1">
            <text:p>50</text:p>
          </table:table-cell>
          <table:table-cell table:number-columns-repeated="3" table:style-name="ce1"/>
          <table:table-cell office:value-type="string" table:style-name="ce1">
            <text:p>Zombie, Vanish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rystal Mail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8257" table:style-name="ce2">
            <text:p>82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72" table:style-name="ce1">
            <text:p>72</text:p>
          </table:table-cell>
          <table:table-cell office:value-type="float" office:value="49" table:style-name="ce1">
            <text:p>49</text:p>
          </table:table-cell>
          <table:table-cell table:number-columns-repeated="3" table:style-name="ce1"/>
          <table:table-cell office:value-type="string" table:style-name="ce1">
            <text:p>Dark, Vanish, 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04" table:style-name="ce1">
            <text:p>10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zarina Gown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00" table:style-name="ce2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70" table:style-name="ce1">
            <text:p>70</text:p>
          </table:table-cell>
          <table:table-cell office:value-type="float" office:value="64" table:style-name="ce1">
            <text:p>64</text:p>
          </table:table-cell>
          <table:table-cell table:number-columns-repeated="3" table:style-name="ce1"/>
          <table:table-cell office:value-type="string" table:style-name="ce1">
            <text:p>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enji 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825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80" table:style-name="ce1">
            <text:p>80</text:p>
          </table:table-cell>
          <table:table-cell table:number-columns-repeated="3" table:style-name="ce1"/>
          <table:table-cell office:value-type="string" table:style-name="ce1">
            <text:p>Vanish, 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mps Armo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dfff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Water</text:p>
          </table:table-cell>
          <table:table-cell table:number-columns-repeated="2" table:style-name="ce1"/>
          <table:table-cell office:value-type="string" table:style-name="ce1">
            <text:p>Poison, Imp, Petrify, Slee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nerva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41" table:style-name="ce2">
            <text:p>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MP by 25%</text:p>
          </table:table-cell>
          <table:table-cell table:number-columns-repeated="2" table:style-name="ce1"/>
          <table:table-cell office:value-type="string" table:style-name="ce1">
            <text:p>Poison, Pearl, Earth, Water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string" table:style-name="ce1">
            <text:p>Fire, Ice, Lightning, Wind</text:p>
          </table:table-cell>
          <table:table-cell table:style-name="ce1"/>
          <table:table-cell office:value-type="string" table:style-name="ce1">
            <text:p>Zombie, Poison, Petrify, Dance, Regen, Slow, Sto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abby Sui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80" table:style-name="ce2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string" table:style-name="ce1">
            <text:p>Poison, Imp, Has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hocobo Sui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80" table:style-name="ce2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6" table:style-name="ce1">
            <text:p>56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string" table:style-name="ce1">
            <text:p>Zombie, Poison, Imp, Has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oogle Sui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80" table:style-name="ce2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8" table:style-name="ce1">
            <text:p>58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string" table:style-name="ce1">
            <text:p>Poison</text:p>
          </table:table-cell>
          <table:table-cell table:style-name="ce1"/>
          <table:table-cell office:value-type="string" table:style-name="ce1">
            <text:p>Poison, Vanish, Imp, Hast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Nutkin Sui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80" table:style-name="ce2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86" table:style-name="ce1">
            <text:p>86</text:p>
          </table:table-cell>
          <table:table-cell office:value-type="float" office:value="67" table:style-name="ce1">
            <text:p>67</text:p>
          </table:table-cell>
          <table:table-cell table:number-columns-repeated="3" table:style-name="ce1"/>
          <table:table-cell office:value-type="string" table:style-name="ce1">
            <text:p>Dark, Zombie, 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ehemothSuit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80" table:style-name="ce2">
            <text:p>1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73" table:style-name="ce1">
            <text:p>73</text:p>
          </table:table-cell>
          <table:table-cell table:number-columns-repeated="3" table:style-name="ce1"/>
          <table:table-cell office:value-type="string" table:style-name="ce1">
            <text:p>Dark, Magitek, 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now Muffler</text:p>
          </table:table-cell>
          <table:table-cell office:value-type="string" table:style-name="ce1">
            <text:p>Armor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2c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6" table:style-name="ce1"/>
          <table:table-cell office:value-type="string" table:style-name="ce1">
            <text:p>Fir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Ice</text:p>
          </table:table-cell>
          <table:table-cell table:number-columns-repeated="2" table:style-name="ce1"/>
          <table:table-cell office:value-type="string" table:style-name="ce1">
            <text:p>Zombie, Magitek, Vanish, Petrify, Kneeling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NoiseBlaster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io Blaster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8" table:style-name="ce1">
            <text:p>23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lash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hain Saw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ies or allies only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252" table:style-name="ce1">
            <text:p>252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08" table:style-name="ce1">
            <text:p>20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ebilitator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ies or allies only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rill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ies or allies only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91" table:style-name="ce1">
            <text:p>191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ir Anchor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ies or allies only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128" table:style-name="ce1">
            <text:p>128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utoCrossbow</text:p>
          </table:table-cell>
          <table:table-cell office:value-type="string" table:style-name="ce1">
            <text:p>Tools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125" table:style-name="ce1">
            <text:p>125</text:p>
          </table:table-cell>
          <table:table-cell office:value-type="float" office:value="255" table:style-name="ce1">
            <text:p>255</text:p>
          </table:table-cell>
          <table:table-cell table:number-columns-repeated="3" table:style-name="ce1"/>
          <table:table-cell office:value-type="string" table:style-name="ce1">
            <text:p>Dark, Zombie, Poison, Magitek, Vanish, Imp, Petrify, 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50" table:style-name="ce1">
            <text:p>2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ire Skea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Water Edg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olt Edg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Inviz Edg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table:number-columns-repeated="3" table:style-name="ce1"/>
          <table:table-cell office:value-type="string" table:style-name="ce1">
            <text:p>Vanis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hadow Edg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Lightning</text:p>
          </table:table-cell>
          <table:table-cell table:number-columns-repeated="2" table:style-name="ce1"/>
          <table:table-cell office:value-type="string" table:style-name="ce1">
            <text:p>Blin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144" table:style-name="ce1">
            <text:p>1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oggle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ark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tar Pendan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oison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eace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Berserk, Confusion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mule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ark, Zombie, Poison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White Cap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Imp, Silence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3" table:style-name="ce1"/>
          <table:table-cell office:value-type="string" table:style-name="ce1">
            <text:p>Dark, Pois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Jewel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trify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airy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ark, Poison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0" table:style-name="ce1">
            <text:p>22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arrier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asts Shell when low HP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ithrilGlov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asts Safe when low HP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8" table:style-name="ce1">
            <text:p>1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uard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Saf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unningShoe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Hast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Wall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Reflec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12" table:style-name="ce1">
            <text:p>11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herub Down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Float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56" table:style-name="ce1">
            <text:p>15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ure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Regen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4" table:style-name="ce1">
            <text:p>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rue Knigh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Protect chars with low HP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ragoonBoot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1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Jump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40" table:style-name="ce1">
            <text:p>4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Zephyr Cap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e</text:p>
          </table:table-cell>
          <table:table-cell table:style-name="ce1"/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zarina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41" table:style-name="ce2">
            <text:p>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asts Shell when low HP, Casts Safe when low HP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ursed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ondemned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arring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Magic Damage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tlas Armle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Attack Damage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lizzard Orb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2000" table:style-name="ce2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Kneeling, Danc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age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2000" table:style-name="ce2">
            <text:p>20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Lightning</text:p>
          </table:table-cell>
          <table:table-cell table:style-name="ce1"/>
          <table:table-cell office:value-type="string" table:style-name="ce1">
            <text:p>Condemned, Slow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neak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002" table:style-name="ce2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Increase Steal Rate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od Bracele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Shell, Saf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ero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Attack Damage, Raise Magic Damage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ibbon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Dark, Zombie, Poison, Imp, Petrify, Silence, Berserk, Confusion, HP Drain, Sleep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uscle Bel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HP by 50%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rystal Orb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MP by 50%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old Hairpin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Halve MP Cost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conomizer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1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educe MP Cost to 1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hief Glov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002" table:style-name="ce2">
            <text:p>1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aptur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auntle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Attack with two hand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enji Glov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1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an equip a weapon in each hand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Hyper Wris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Raise Vigor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4" table:style-name="ce1">
            <text:p>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Offe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X-Figh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ead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Increases chance of evad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60" table:style-name="ce1">
            <text:p>16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lack Bel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Random counterattacks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36" table:style-name="ce1">
            <text:p>13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oin Tos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200" table:style-name="ce2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GP Rai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akeMustach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100" table:style-name="ce2">
            <text:p>11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ontrol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em Box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1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X-Magic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ragon Horn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1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Jump continuously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erit Award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Can equip heavy armo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emento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108" table:style-name="ce2">
            <text:p>1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Zombie, Petrify, Death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afety Bi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Zombie, Petrify, Death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lic Rin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Make body cold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oogle Charm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float" office:value="400" table:style-name="ce2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revent enemy attacks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Charm Bangle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Reduce enemy attacks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arvel Shoe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string" table:style-name="ce1">
            <text:p>Regen, Haste, Shell, Safe</text:p>
          </table:table-cell>
          <table:table-cell table:number-columns-repeated="4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Back Guard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Prevent back/pincer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88" table:style-name="ce1">
            <text:p>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ale Hairpin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Preemptive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64" table:style-name="ce1">
            <text:p>6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niper Sight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3" table:style-name="ce1"/>
          <table:table-cell office:value-type="string" table:style-name="ce1">
            <text:p>100% Hit Rate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184" table:style-name="ce1">
            <text:p>18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xp Egg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string" table:style-name="ce1">
            <text:p>EXP*2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intinabar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+1 HP per step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print Shoes</text:p>
          </table:table-cell>
          <table:table-cell office:value-type="string" table:style-name="ce1">
            <text:p>Relic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2">
            <text:p>3fff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2x speed walk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None</text:p>
          </table:table-cell>
          <table:table-cell office:value-type="float" office:value="220" table:style-name="ce1">
            <text:p>22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name Card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ies or allies onl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onic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<text:s/></text:p>
          </table:table-cell>
          <table:table-cell office:value-type="string" table:style-name="ce1">
            <text:p>Damage on Undead, Affects HP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50" table:style-name="ce1">
            <text:p>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Potio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<text:s/></text:p>
          </table:table-cell>
          <table:table-cell office:value-type="string" table:style-name="ce1">
            <text:p>Damage on Undead, Affects HP</text:p>
          </table:table-cell>
          <table:table-cell office:value-type="float" office:value="250" table:style-name="ce1">
            <text:p>25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44" table:style-name="ce1">
            <text:p>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XPotio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, Runic</text:p>
          </table:table-cell>
          <table:table-cell office:value-type="string" table:style-name="ce1">
            <text:p>Damage on Undead, Affects HP, Max ou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inctur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ffects MP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20" table:style-name="ce1">
            <text:p>22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ther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ffects MP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XEther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, Runic</text:p>
          </table:table-cell>
          <table:table-cell office:value-type="string" table:style-name="ce1">
            <text:p>Affects MP, Max ou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lixir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, , Runic</text:p>
          </table:table-cell>
          <table:table-cell office:value-type="string" table:style-name="ce1">
            <text:p>Damage on Undead, Affects HP, Affects MP, Max ou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lixir/Megalixir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egalixir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, , Runic</text:p>
          </table:table-cell>
          <table:table-cell office:value-type="string" table:style-name="ce1">
            <text:p>Damage on Undead, Affects HP, Affects MP, Max out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Elixir/Megalixir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Fenix Dow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, Same damage from back row, Runic</text:p>
          </table:table-cell>
          <table:table-cell office:value-type="string" table:style-name="ce1">
            <text:p>Damage on Undead, Affects HP, Remove Status, Max out</text:p>
          </table:table-cell>
          <table:table-cell office:value-type="float" office:value="2" table:style-name="ce1">
            <text:p>2</text:p>
          </table:table-cell>
          <table:table-cell office:value-type="float" office:value="128" table:style-name="ce1">
            <text:p>128</text:p>
          </table:table-cell>
          <table:table-cell table:number-columns-repeated="3" table:style-name="ce1"/>
          <table:table-cell office:value-type="string" table:style-name="ce1">
            <text:p>Death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vivify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wdTech, , Same damage from back row, Runic</text:p>
          </table:table-cell>
          <table:table-cell office:value-type="string" table:style-name="ce1">
            <text:p>Damage on Undead, Affects HP, Remove Status, Max out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Zombi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44" table:style-name="ce1">
            <text:p>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Antidot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string" table:style-name="ce1">
            <text:p>Poiso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50" table:style-name="ce1">
            <text:p>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yedrop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string" table:style-name="ce1">
            <text:p>Dark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50" table:style-name="ce1">
            <text:p>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oft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64" table:style-name="ce1">
            <text:p>64</text:p>
          </table:table-cell>
          <table:table-cell table:number-columns-repeated="3" table:style-name="ce1"/>
          <table:table-cell office:value-type="string" table:style-name="ce1">
            <text:p>Petrify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00" table:style-name="ce1">
            <text:p>20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Remedy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Poison, Earth</text:p>
          </table:table-cell>
          <table:table-cell table:number-columns-repeated="2" table:style-name="ce1"/>
          <table:table-cell office:value-type="string" table:style-name="ce1">
            <text:p>Dark, Poison, Imp, Petrify, Silence, HP Drain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32" table:style-name="ce1">
            <text:p>23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leeping Bag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, , Same damage from back row, Runic</text:p>
          </table:table-cell>
          <table:table-cell office:value-type="string" table:style-name="ce1">
            <text:p>Affects HP, Affects MP, Remove Status, Max out</text:p>
          </table:table-cell>
          <table:table-cell office:value-type="float" office:value="16" table:style-name="ce1">
            <text:p>16</text:p>
          </table:table-cell>
          <table:table-cell office:value-type="float" office:value="119" table:style-name="ce1">
            <text:p>119</text:p>
          </table:table-cell>
          <table:table-cell table:number-columns-repeated="2" table:style-name="ce1"/>
          <table:table-cell office:value-type="string" table:style-name="ce1">
            <text:p>Water</text:p>
          </table:table-cell>
          <table:table-cell office:value-type="string" table:style-name="ce1">
            <text:p>Dark, Zombie, Poison, Vanish, Imp, Petrify, Floa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244" table:style-name="ce1">
            <text:p>2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Tent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, , Same damage from back row, Runic</text:p>
          </table:table-cell>
          <table:table-cell office:value-type="string" table:style-name="ce1">
            <text:p>Affects HP, Affects MP, Remove Status, Max out</text:p>
          </table:table-cell>
          <table:table-cell office:value-type="float" office:value="16" table:style-name="ce1">
            <text:p>16</text:p>
          </table:table-cell>
          <table:table-cell office:value-type="float" office:value="247" table:style-name="ce1">
            <text:p>247</text:p>
          </table:table-cell>
          <table:table-cell table:number-columns-repeated="2" table:style-name="ce1"/>
          <table:table-cell office:value-type="string" table:style-name="ce1">
            <text:p>Water</text:p>
          </table:table-cell>
          <table:table-cell office:value-type="string" table:style-name="ce1">
            <text:p>Dark, Zombie, Poison, Vanish, Imp, Petrify, Death, Floa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176" table:style-name="ce1">
            <text:p>17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Green Cherry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table:number-columns-repeated="3" table:style-name="ce1"/>
          <table:table-cell office:value-type="string" table:style-name="ce1">
            <text:p>Imp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150" table:style-name="ce1">
            <text:p>15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Magicit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, Enemies or allies only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mmon random esper</text:p>
          </table:table-cell>
          <table:table-cell office:value-type="float" office:value="2" table:style-name="ce1">
            <text:p>2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uper Ball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, Enemy by defaul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2-Hand</text:p>
          </table:table-cell>
          <table:table-cell office:value-type="string" table:style-name="ce1">
            <text:p>Causes damage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Super Ball attack</text:p>
          </table:table-cell>
          <table:table-cell office:value-type="float" office:value="16" table:style-name="ce1">
            <text:p>16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Echo Screen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office:value-type="string" table:style-name="ce1">
            <text:p>Same damage from back row</text:p>
          </table:table-cell>
          <table:table-cell office:value-type="string" table:style-name="ce1">
            <text:p>Remove Status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Poison</text:p>
          </table:table-cell>
          <table:table-cell table:number-columns-repeated="2" table:style-name="ce1"/>
          <table:table-cell office:value-type="string" table:style-name="ce1">
            <text:p>Silenc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Uses more MP to inflict mortal blow</text:p>
          </table:table-cell>
          <table:table-cell office:value-type="string" table:style-name="ce1">
            <text:p>None</text:p>
          </table:table-cell>
          <table:table-cell office:value-type="float" office:value="120" table:style-name="ce1">
            <text:p>120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Smoke Bomb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char from battle</text:p>
          </table:table-cell>
          <table:table-cell office:value-type="float" office:value="44" table:style-name="ce1">
            <text:p>44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Warp Stone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Enemies or allies only, All allies and enemies, All allies or enemies, Multiple possib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Remove all chars from battle</text:p>
          </table:table-cell>
          <table:table-cell office:value-type="float" office:value="188" table:style-name="ce1">
            <text:p>188</text:p>
          </table:table-cell>
          <table:table-cell table:number-columns-repeated="16348"/>
        </table:table-row>
        <table:table-row table:style-name="ro1">
          <table:table-cell office:value-type="string" table:style-name="ce1">
            <text:p>Dried Meat</text:p>
          </table:table-cell>
          <table:table-cell office:value-type="string" table:style-name="ce1">
            <text:p>Item</text:p>
          </table:table-cell>
          <table:table-cell office:value-type="string" table:style-name="ce1">
            <text:p>n</text:p>
          </table:table-cell>
          <table:table-cell office:value-type="string" table:style-name="ce1">
            <text:p>y</text:p>
          </table:table-cell>
          <table:table-cell office:value-type="string" table:style-name="ce1">
            <text:p>y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Single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</text:p>
          </table:table-cell>
          <table:table-cell office:value-type="string" table:style-name="ce1">
            <text:p>n</text:p>
          </table:table-cell>
          <table:table-cell table:style-name="ce1"/>
          <table:table-cell office:value-type="string" table:style-name="ce1">
            <text:p>Affects HP</text:p>
          </table:table-cell>
          <table:table-cell office:value-type="float" office:value="150" table:style-name="ce1">
            <text:p>15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one</text:p>
          </table:table-cell>
          <table:table-cell office:value-type="string" table:style-name="ce1">
            <text:p>Attracts Gau on the Veldt</text:p>
          </table:table-cell>
          <table:table-cell office:value-type="float" office:value="150" table:style-name="ce1">
            <text:p>150</text:p>
          </table:table-cell>
          <table:table-cell table:number-columns-repeated="16348"/>
        </table:table-row>
        <table:table-row table:number-rows-repeated="104832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_50_0_37__32_-_32_Accent1" style:display-name="20% - Accent1" style:family="table-cell" style:data-style-name="N0">
      <style:table-cell-properties fo:background-color="#DDEBF7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9E1F2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DD7EE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4C6E7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9BC2E6"/>
      <style:text-properties fo:color="#FFFFFF"/>
    </style:style>
    <style:style style:name="_54_0_37__32_-_32_Accent2" style:display-name="60% - Accent2" style:family="table-cell" style:data-style-name="N0">
      <style:table-cell-properties fo:background-color="#F4B084"/>
      <style:text-properties fo:color="#FFFFFF"/>
    </style:style>
    <style:style style:name="_54_0_37__32_-_32_Accent3" style:display-name="60% - Accent3" style:family="table-cell" style:data-style-name="N0">
      <style:table-cell-properties fo:background-color="#C9C9C9"/>
      <style:text-properties fo:color="#FFFFFF"/>
    </style:style>
    <style:style style:name="_54_0_37__32_-_32_Accent4" style:display-name="60% - Accent4" style:family="table-cell" style:data-style-name="N0">
      <style:table-cell-properties fo:background-color="#FFD966"/>
      <style:text-properties fo:color="#FFFFFF"/>
    </style:style>
    <style:style style:name="_54_0_37__32_-_32_Accent5" style:display-name="60% - Accent5" style:family="table-cell" style:data-style-name="N0">
      <style:table-cell-properties fo:background-color="#8EA9DB"/>
      <style:text-properties fo:color="#FFFFFF"/>
    </style:style>
    <style:style style:name="_54_0_37__32_-_32_Accent6" style:display-name="60% - Accent6" style:family="table-cell" style:data-style-name="N0">
      <style:table-cell-properties fo:background-color="#A9D08E"/>
      <style:text-properties fo:color="#FFFFFF"/>
    </style:style>
    <style:style style:name="Accent1" style:family="table-cell" style:data-style-name="N0">
      <style:table-cell-properties fo:background-color="#5B9BD5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4472C4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5B9BD5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CCCEA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BC2E6" fo:border-left="none" fo:border-right="none"/>
      <style:text-properties fo:color="#44546A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5B9BD5" fo:border-bottom="thin double #5B9BD5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